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e965" officeooo:paragraph-rsid="0015e965"/>
    </style:style>
    <style:style style:name="P2" style:family="paragraph" style:parent-style-name="Standard">
      <style:text-properties style:use-window-font-color="true" style:font-name="Droid Sans Mono" fo:font-size="10.5pt" fo:font-weight="normal" officeooo:rsid="0015e965" officeooo:paragraph-rsid="0015e965" fo:background-color="transparent"/>
    </style:style>
    <style:style style:name="P3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fo:background-color="transparent"/>
    </style:style>
    <style:style style:name="P4" style:family="paragraph" style:parent-style-name="Standard">
      <style:text-properties style:use-window-font-color="true" officeooo:rsid="0015e965" officeooo:paragraph-rsid="0015e965" fo:background-color="transparent"/>
    </style:style>
    <style:style style:name="T1" style:family="text">
      <style:text-properties fo:color="#808080"/>
    </style:style>
    <style:style style:name="T2" style:family="text">
      <style:text-properties fo:color="#569cd6"/>
    </style:style>
    <style:style style:name="T3" style:family="text">
      <style:text-properties fo:color="#9cdc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 1 : Write a Javasript program to read 5 numbers from user and find the second largest number among the list.</text:p>
      <text:p text:style-name="P1"/>
      <text:p text:style-name="P1">Ques 2 : Write a Javascript program to read 5 subject marks and calculate the total and percentage and display the grade accordingly.</text:p>
      <text:p text:style-name="P2">100-75 : A</text:p>
      <text:p text:style-name="P3">74-60 : B</text:p>
      <text:p text:style-name="P3">59-40 :C</text:p>
      <text:p text:style-name="P3">40-30 :D</text:p>
      <text:p text:style-name="P3">&lt;30 : F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6T10:16:33.305249166</meta:creation-date>
    <meta:generator>LibreOffice/6.4.6.2$Linux_X86_64 LibreOffice_project/40$Build-2</meta:generator>
    <dc:date>2021-01-06T10:23:17.692678619</dc:date>
    <meta:editing-duration>PT6M49S</meta:editing-duration>
    <meta:editing-cycles>1</meta:editing-cycles>
    <meta:document-statistic meta:table-count="0" meta:image-count="0" meta:object-count="0" meta:page-count="1" meta:paragraph-count="7" meta:word-count="58" meta:character-count="288" meta:non-whitespace-character-count="237"/>
  </office:meta>
</office:document-meta>
</file>